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ackground-color="#FFFFFF"/>
    </style:style>
    <style:style style:name="ce9" style:family="table-cell" style:parent-style-name="Default" style:data-style-name="N0">
      <style:table-cell-properties fo:background-color="#FFFFFF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1.6416666666667cm"/>
    </style:style>
    <style:style style:name="co4" style:family="table-column">
      <style:table-column-properties fo:break-before="auto" style:column-width="1.45520833333333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7"/>
        <table:table-column table:style-name="co4" table:number-columns-repeated="16381" table:default-cell-style-name="ce1"/>
        <table:table-row table:style-name="ro1">
          <table:table-cell office:value-type="string" table:style-name="ce2">
            <text:p>FICHIER</text:p>
          </table:table-cell>
          <table:table-cell office:value-type="string" table:style-name="ce3">
            <text:p>::=</text:p>
          </table:table-cell>
          <table:table-cell office:value-type="string" table:style-name="ce4">
            <text:p>with Ada . Text_IO ; use Ada . Text_IO ; PROCEDURE BEGIN_INSTR ; EOF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ROCEDURE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procedure ident is PROC_FACT1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ROCEDURE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ROCEDURE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PLUS_DEC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BEGIN_INSTR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begin PLUS_INSTR end BEGIN_INSTR_FA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BEGIN_INSTR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BEGIN_INSTR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ide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LUS_DECL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DECL PLUS_DECL_FA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LUS_DECL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PLUS_DEC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LUS_DECL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LUS_INSTR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INSTR PLUS_INSTR_FA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LUS_INSTR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LUS_INSTR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PLUS_INST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ECL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type ident DECL_FA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ECL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PLUS_IDENT : TYPE DECL_FACT2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ECL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procedure ident DECL_PROCEDUR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ECL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function ident DECL_FUNCTI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ECL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;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ECL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is DECL_FACT2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ECL_FACT_2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access ide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ECL_FACT_2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record PLUS_CHAMPS end record ;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ECL_FACT2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;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ECL_FACT2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( := EXPR ) ;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ECL_PROCEDURE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IS_DECL BEGIN_INSTR ;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ECL_PROCEDURE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PARAMS IS_DECL BEGIN_INSTR ;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ECL_FUNCTION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return TYPE IS_DECL BEGIN_INSTR ;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ECL_FUNCTION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PARAMS return TYPE IS_DECL BEGIN_INSTR ;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LUS_IDEN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ident PLUS_IDENT_FA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LUS_IDENT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, PLUS_IDE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LUS_IDENT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IS_DECL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is IS_DECL_FA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IS_DECL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IS_DECL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PLUS_DEC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HAMPS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PLUS_IDENT : TYPE ;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LUS_CHAMPS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CHAMPS PLUS_CHAMPS_FA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LUS_CHAMPS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PLUS_CHAMP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LUS_CHAMPS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YPE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iden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YPE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access iden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ARAMS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( PAR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ARAM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PLUS_IDENT : PARAM_FA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ARAM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TYPE END_PAR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ARAM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MODE TYPE END_PAR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ND_PARAM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)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ND_PARAM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; PAR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MODE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in MODE_FA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MODE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MODE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ou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XPR1 EXPR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new ident EXPR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character’val ( EXPR ) EXPR_BI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EXPR_BIS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or EXPR_BIS_FA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EXPR_BIS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EXPR1 EXPR_BI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EXPR_BIS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else EXPR1 EXPR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1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XPR2 EXPR1_BI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EXPR1_BIS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and EXPR1_BIS_FA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EXPR1_BIS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EXPR2 EXPR1_BI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EXPR1_BIS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then EXPR2 EXPR1_BI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EXPR2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not EXPR2_FA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EXPR2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EXPR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2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XPR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3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XPR4 EXPR3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3_BIS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= EXPR4 EXPR3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3_BIS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/= EXPR4 EXPR3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4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XPR5 EXPR4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4_BIS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&gt; EXPR5 EXPR4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4_BIS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&gt;= EXPR5 EXPR4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4_BIS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&lt; EXPR5 EXPR4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4_BIS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&lt;= EXPR5 EXPR4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5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XPR6 EXPR5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5_BIS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+ EXPR6 EXPR5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5_BIS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- EXPR6 EXPR5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6</text:p>
          </table:table-cell>
          <table:table-cell office:value-type="string" table:style-name="ce3">
            <text:p>::=</text:p>
          </table:table-cell>
          <table:table-cell office:value-type="string" table:style-name="ce1">
            <text:p>EXPR7 EXPR6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6_BIS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* EXPR7 EXPR6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6_BIS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/ EXPR7 EXPR6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6_BIS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rem EXPR7 EXPR6_BI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EXPR7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- EXPR7_FA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EXPR7_FACT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EXPR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7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XPR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8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XPR9 EXPR8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8_BIS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. ident EXPR8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9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nti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9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caracter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9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ident EXPR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9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9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9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nul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9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( EXPR )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10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( PLUS_EXPR EXPR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10</text:p>
          </table:table-cell>
          <table:table-cell office:value-type="string" table:style-name="ce3">
            <text:p>::=</text:p>
          </table:table-cell>
          <table:table-cell office:value-type="string" table:style-name="ce9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LUS_EXP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XPR END_EXP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ND_EXP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)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ND_EXP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, EXP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ST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ident INSTR_IDEN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ST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XPR.ident := EXP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INSTR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return INSTR_RETUR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ST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begin PLUS_INSTR end 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ST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if EXPR then PLUS_INSTR NEXT_IF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ST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for ident in INSTR_FO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ST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while EXPR loop PLUS_INSTR end loop 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STR_IDENT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:= EXPR 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STR_IDENT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; ident ( PLUS_EXPR ;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INSTR_RETURN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;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INSTR_RETURN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EXPR ;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INSTR_FOR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EXPR . . EXPR loop PLUS_INSTR end loop ;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INSTR_FOR</text:p>
          </table:table-cell>
          <table:table-cell office:value-type="string" table:style-name="ce6">
            <text:p>::=</text:p>
          </table:table-cell>
          <table:table-cell office:value-type="string" table:style-name="ce7">
            <text:p>reverse EXPR..EXPR loop PLUS_INSTR end loop 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EXT_IF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nd if 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EXT_IF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lse ELS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EXT_IF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lsif ELSIF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LSE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PLUS_INSTR END_ELS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ND_ELSE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lse ELS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ND_ELSE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nd if 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LSIF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XPR then PLUS_INSTR END_ELSIF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ND_ELSIF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nd if 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ND_ELSIF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lsif ELSIF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ND_ELSIF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lse ELS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RATEU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=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RATEU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/=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RATEU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&lt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RATEU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&lt;=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RATEU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&gt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RATEU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&gt;=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RATEU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+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RATEU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-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RATEU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*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RATEU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/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RATEU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re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RATEU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and OPERATEUR_AN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RATEU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or OPERATEUR_O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RATEUR_O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RATEUR_OR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els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RATEUR_AND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RATEUR_AND</text:p>
          </table:table-cell>
          <table:table-cell office:value-type="string" table:style-name="ce3">
            <text:p>::=</text:p>
          </table:table-cell>
          <table:table-cell office:value-type="string" table:style-name="ce8">
            <text:p>then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style-name="ce6"/>
          <table:table-cell table:style-name="ce7"/>
          <table:table-cell table:number-columns-repeated="16381"/>
        </table:table-row>
        <table:table-row table:number-rows-repeated="104844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116</meta:generator>
    <dc:creator>Stanislas Mezureux</dc:creator>
    <meta:creation-date>2023-11-29T13:50:29Z</meta:creation-date>
    <dc:date>2023-11-29T14:31:53Z</dc:date>
    <meta:editing-cycles>6</meta:editing-cycles>
    <meta:editing-duration>PT1870S</meta:editing-duration>
  </office:meta>
</office:document-meta>
</file>